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9.7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xa_test202408_18S_2rea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TAXA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EP05</text:p>
          </table:table-cell>
          <table:table-cell office:value-type="string" calcext:value-type="string">
            <text:p>EP68</text:p>
          </table:table-cell>
        </table:table-row>
        <table:table-row table:style-name="ro1">
          <table:table-cell office:value-type="string" calcext:value-type="string">
            <text:p>e 1</text:p>
          </table:table-cell>
          <table:table-cell office:value-type="string" calcext:value-type="string">
            <text:p>Eukaryota;;;;;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</text:p>
          </table:table-cell>
          <table:table-cell office:value-type="string" calcext:value-type="string">
            <text:p>Eukaryota;;;;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</text:p>
          </table:table-cell>
          <table:table-cell office:value-type="string" calcext:value-type="string">
            <text:p>Eukaryota;;;;;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</text:p>
          </table:table-cell>
          <table:table-cell office:value-type="string" calcext:value-type="string">
            <text:p>Eukaryota;;;;;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6</text:p>
          </table:table-cell>
          <table:table-cell office:value-type="string" calcext:value-type="string">
            <text:p>Eukaryota;;;;;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7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8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9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11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4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</text:p>
          </table:table-cell>
          <table:table-cell office:value-type="string" calcext:value-type="string">
            <text:p>Eukaryota;;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6</text:p>
          </table:table-cell>
          <table:table-cell office:value-type="string" calcext:value-type="string">
            <text:p>Eukaryota;;;;;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</text:p>
          </table:table-cell>
          <table:table-cell office:value-type="string" calcext:value-type="string">
            <text:p>Eukaryota;;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8</text:p>
          </table:table-cell>
          <table:table-cell office:value-type="string" calcext:value-type="string">
            <text:p>Eukaryota;;;;;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9</text:p>
          </table:table-cell>
          <table:table-cell office:value-type="string" calcext:value-type="string">
            <text:p>Eukaryota;;;;;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0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2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3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24</text:p>
          </table:table-cell>
          <table:table-cell office:value-type="string" calcext:value-type="string">
            <text:p>Eukaryota;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5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</text:p>
          </table:table-cell>
          <table:table-cell office:value-type="string" calcext:value-type="string">
            <text:p>Eukaryota;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7</text:p>
          </table:table-cell>
          <table:table-cell office:value-type="string" calcext:value-type="string">
            <text:p>Eukaryota;;;;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8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1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3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7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</text:p>
          </table:table-cell>
          <table:table-cell office:value-type="string" calcext:value-type="string">
            <text:p>Eukaryota;;;;;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40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42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45</text:p>
          </table:table-cell>
          <table:table-cell office:value-type="string" calcext:value-type="string">
            <text:p>Eukaryota;;;;;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46</text:p>
          </table:table-cell>
          <table:table-cell office:value-type="string" calcext:value-type="string">
            <text:p>Eukaryota;Amoebozoa;Amoebozoa;Amoebozoa;Amoebozoa;Mycamoeba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47</text:p>
          </table:table-cell>
          <table:table-cell office:value-type="string" calcext:value-type="string">
            <text:p>Eukaryota;Amoebozoa;Amoebozoa;Amoebozoa;Amoebozoa;Mycamoeba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 49</text:p>
          </table:table-cell>
          <table:table-cell office:value-type="string" calcext:value-type="string">
            <text:p>Eukaryota;Amoebozoa;Discosea;Dactylopodida;Dactylopodida;Angulamoeb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</text:p>
          </table:table-cell>
          <table:table-cell office:value-type="string" calcext:value-type="string">
            <text:p>Eukaryota;Amoebozoa;Discosea;Vannellida;Vannellida;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</text:p>
          </table:table-cell>
          <table:table-cell office:value-type="string" calcext:value-type="string">
            <text:p>Eukaryota;Amoebozoa;Tubulinea;Arcellinida;Arcellinida;Arcellinid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6</text:p>
          </table:table-cell>
          <table:table-cell office:value-type="string" calcext:value-type="string">
            <text:p>Eukaryota;Amoebozoa;Tubulinea;Arcellinida;Phryganellina;Cryptodifflugi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</text:p>
          </table:table-cell>
          <table:table-cell office:value-type="string" calcext:value-type="string">
            <text:p>Eukaryota;Amoebozoa;Tubulinea;Echinamoebida;Echinamoebida;Echinamoe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</text:p>
          </table:table-cell>
          <table:table-cell office:value-type="string" calcext:value-type="string">
            <text:p>Eukaryota;Amoebozoa;Tubulinea;Echinamoebida;Echinamoebida;Echinamoeb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59</text:p>
          </table:table-cell>
          <table:table-cell office:value-type="string" calcext:value-type="string">
            <text:p>Eukaryota;Amoebozoa;Tubulinea;Echinamoebida;Echinamoebida;Vermamoe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0</text:p>
          </table:table-cell>
          <table:table-cell office:value-type="string" calcext:value-type="string">
            <text:p>Eukaryota;Amoebozoa;Tubulinea;Euamoebida;Euamoebida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1</text:p>
          </table:table-cell>
          <table:table-cell office:value-type="string" calcext:value-type="string">
            <text:p>Eukaryota;Amoebozoa;Tubulinea;Euamoebida;Euamoebida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</text:p>
          </table:table-cell>
          <table:table-cell office:value-type="string" calcext:value-type="string">
            <text:p>Eukaryota;Amoebozoa;Tubulinea;Euamoebida;Euamoebida;BOLA86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</text:p>
          </table:table-cell>
          <table:table-cell office:value-type="string" calcext:value-type="string">
            <text:p>Eukaryota;Amoebozoa;Tubulinea;Euamoebida;Euamoebida;BOLA8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4</text:p>
          </table:table-cell>
          <table:table-cell office:value-type="string" calcext:value-type="string">
            <text:p>Eukaryota;Amoebozoa;Tubulinea;Euamoebida;Euamoebida;BOLA8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65</text:p>
          </table:table-cell>
          <table:table-cell office:value-type="string" calcext:value-type="string">
            <text:p>Eukaryota;Amoebozoa;Tubulinea;Euamoebida;Euamoebida;BOLA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66</text:p>
          </table:table-cell>
          <table:table-cell office:value-type="string" calcext:value-type="string">
            <text:p>Eukaryota;Amoebozoa;Tubulinea;Euamoebida;Euamoebida;BOLA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67</text:p>
          </table:table-cell>
          <table:table-cell office:value-type="string" calcext:value-type="string">
            <text:p>Eukaryota;Amoebozoa;Tubulinea;Euamoebida;Euamoebida;Euamoeb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Eukaryota;Amoebozoa;Tubulinea;Euamoebida;Euamoebida;Euamoeb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69</text:p>
          </table:table-cell>
          <table:table-cell office:value-type="string" calcext:value-type="string">
            <text:p>Eukaryota;Amoebozoa;Tubulinea;Euamoebida;Euamoebida;Euamoebi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70</text:p>
          </table:table-cell>
          <table:table-cell office:value-type="string" calcext:value-type="string">
            <text:p>Eukaryota;Amoebozoa;Tubulinea;Euamoebida;Euamoebida;Euamoebi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72</text:p>
          </table:table-cell>
          <table:table-cell office:value-type="string" calcext:value-type="string">
            <text:p>Eukaryota;Amoebozoa;Tubulinea;Euamoebida;Euamoebida;Hartmannella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73</text:p>
          </table:table-cell>
          <table:table-cell office:value-type="string" calcext:value-type="string">
            <text:p>Eukaryota;Amoebozoa;Tubulinea;Euamoebida;Euamoebida;Hartmannell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74</text:p>
          </table:table-cell>
          <table:table-cell office:value-type="string" calcext:value-type="string">
            <text:p>Eukaryota;Amoebozoa;Tubulinea;Euamoebida;Euamoebida;Hartmannell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75</text:p>
          </table:table-cell>
          <table:table-cell office:value-type="string" calcext:value-type="string">
            <text:p>Eukaryota;Amoebozoa;Tubulinea;Euamoebida;Euamoebida;Hartmannel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 76</text:p>
          </table:table-cell>
          <table:table-cell office:value-type="string" calcext:value-type="string">
            <text:p>Eukaryota;Amoebozoa;Tubulinea;Euamoebida;Euamoebida;Hartmann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77</text:p>
          </table:table-cell>
          <table:table-cell office:value-type="string" calcext:value-type="string">
            <text:p>Eukaryota;Amoebozoa;Tubulinea;Euamoebida;Euamoebida;Hartmannella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78</text:p>
          </table:table-cell>
          <table:table-cell office:value-type="string" calcext:value-type="string">
            <text:p>Eukaryota;Amoebozoa;Tubulinea;Leptomyxida;Leptomyxi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79</text:p>
          </table:table-cell>
          <table:table-cell office:value-type="string" calcext:value-type="string">
            <text:p>Eukaryota;Amoebozoa;Tubulinea;Leptomyxida;Leptomyxida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80</text:p>
          </table:table-cell>
          <table:table-cell office:value-type="string" calcext:value-type="string">
            <text:p>Eukaryota;Amoebozoa;Tubulinea;Leptomyxida;Leptomyxida;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81</text:p>
          </table:table-cell>
          <table:table-cell office:value-type="string" calcext:value-type="string">
            <text:p>Eukaryota;Amoebozoa;Tubulinea;Leptomyxida;Leptomyxida;Leptomyx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82</text:p>
          </table:table-cell>
          <table:table-cell office:value-type="string" calcext:value-type="string">
            <text:p>Eukaryota;Amoebozoa;Tubulinea;Leptomyxida;Leptomyxida;Leptomyx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83</text:p>
          </table:table-cell>
          <table:table-cell office:value-type="string" calcext:value-type="string">
            <text:p>Eukaryota;Amoebozoa;Tubulinea;Leptomyxida;Leptomyxida;Leptomyxida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84</text:p>
          </table:table-cell>
          <table:table-cell office:value-type="string" calcext:value-type="string">
            <text:p>Eukaryota;Amoebozoa;Tubulinea;Leptomyxida;Leptomyxida;Leptomyxida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 85</text:p>
          </table:table-cell>
          <table:table-cell office:value-type="string" calcext:value-type="string">
            <text:p>Eukaryota;Annelida;;;;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87</text:p>
          </table:table-cell>
          <table:table-cell office:value-type="string" calcext:value-type="string">
            <text:p>Eukaryota;Annelida;Clitellata;Haplotaxida;Haplotaxida;Haplotax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88</text:p>
          </table:table-cell>
          <table:table-cell office:value-type="string" calcext:value-type="string">
            <text:p>Eukaryota;Annelida;Clitellata;Haplotaxida;Haplotaxida;Haplotaxida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string" calcext:value-type="string">
            <text:p>e 90</text:p>
          </table:table-cell>
          <table:table-cell office:value-type="string" calcext:value-type="string">
            <text:p>Eukaryota;Annelida;Clitellata;Haplotaxida;Haplotaxida;Haplotax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91</text:p>
          </table:table-cell>
          <table:table-cell office:value-type="string" calcext:value-type="string">
            <text:p>Eukaryota;Annelida;Clitellata;Haplotaxida;Haplotaxida;Haplotax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 93</text:p>
          </table:table-cell>
          <table:table-cell office:value-type="string" calcext:value-type="string">
            <text:p>Eukaryota;Annelida;Clitellata;Haplotaxida;Haplotaxida;Haplotax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94</text:p>
          </table:table-cell>
          <table:table-cell office:value-type="string" calcext:value-type="string">
            <text:p>Eukaryota;Annelida;Clitellata;Haplotaxida;Haplotaxida;Haplotax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 95</text:p>
          </table:table-cell>
          <table:table-cell office:value-type="string" calcext:value-type="string">
            <text:p>Eukaryota;Aphelidea;Aphelidea;Aphelidea;Aphelidea;unculture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96</text:p>
          </table:table-cell>
          <table:table-cell office:value-type="string" calcext:value-type="string">
            <text:p>Eukaryota;Apicomplexa;Conoidasida;;;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97</text:p>
          </table:table-cell>
          <table:table-cell office:value-type="string" calcext:value-type="string">
            <text:p>Eukaryota;Apicomplexa;Conoidasida;Cryptosporida;Cryptosporida;Cryptosporid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98</text:p>
          </table:table-cell>
          <table:table-cell office:value-type="string" calcext:value-type="string">
            <text:p>Eukaryota;Apicomplexa;Conoidasida;Cryptosporida;Cryptosporida;Cryptosporidiu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99</text:p>
          </table:table-cell>
          <table:table-cell office:value-type="string" calcext:value-type="string">
            <text:p>Eukaryota;Apicomplexa;Conoidasida;Cryptosporida;Cryptosporida;Cryptosporidium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0</text:p>
          </table:table-cell>
          <table:table-cell office:value-type="string" calcext:value-type="string">
            <text:p>Eukaryota;Apicomplexa;Conoidasida;Gregarinasina;;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1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2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3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4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5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106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7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8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09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10</text:p>
          </table:table-cell>
          <table:table-cell office:value-type="string" calcext:value-type="string">
            <text:p>Eukaryota;Apicomplexa;Conoidasida;Gregarinasina;Eugregarinorida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11</text:p>
          </table:table-cell>
          <table:table-cell office:value-type="string" calcext:value-type="string">
            <text:p>Eukaryota;Apicomplexa;Conoidasida;Gregarinasina;Eugregarinori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113</text:p>
          </table:table-cell>
          <table:table-cell office:value-type="string" calcext:value-type="string">
            <text:p>Eukaryota;Apicomplexa;Conoidasida;Gregarinasina;Gregarinasina;Gregarinasi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14</text:p>
          </table:table-cell>
          <table:table-cell office:value-type="string" calcext:value-type="string">
            <text:p>Eukaryota;Apicomplexa;Conoidasida;Gregarinasina;Gregarinasina;Gregarinasina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15</text:p>
          </table:table-cell>
          <table:table-cell office:value-type="string" calcext:value-type="string">
            <text:p>Eukaryota;Apusomonadidae;Apusomonadidae;Apusomonadidae;Apusomonadidae;Amastigomonas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16</text:p>
          </table:table-cell>
          <table:table-cell office:value-type="string" calcext:value-type="string">
            <text:p>Eukaryota;Apusomonadidae;Apusomonadidae;Apusomonadidae;Apusomonadidae;Amastig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 117</text:p>
          </table:table-cell>
          <table:table-cell office:value-type="string" calcext:value-type="string">
            <text:p>Eukaryota;Apusomonadidae;Apusomonadidae;Apusomonadidae;Apusomonadidae;Apusomonadida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18</text:p>
          </table:table-cell>
          <table:table-cell office:value-type="string" calcext:value-type="string">
            <text:p>Eukaryota;Apusomonadidae;Apusomonadidae;Apusomonadidae;Apusomonadidae;Apus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119</text:p>
          </table:table-cell>
          <table:table-cell office:value-type="string" calcext:value-type="string">
            <text:p>Eukaryota;Arthropoda;Arachnida;Acari;Acari;Acari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0</text:p>
          </table:table-cell>
          <table:table-cell office:value-type="string" calcext:value-type="string">
            <text:p>Eukaryota;Arthropoda;Ellipura;Collembola;Collembola;Collembola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1</text:p>
          </table:table-cell>
          <table:table-cell office:value-type="string" calcext:value-type="string">
            <text:p>Eukaryota;Arthropoda;Ellipura;Collembola;Collembola;Collembol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4</text:p>
          </table:table-cell>
          <table:table-cell office:value-type="string" calcext:value-type="string">
            <text:p>Eukaryota;Ascomycota;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 125</text:p>
          </table:table-cell>
          <table:table-cell office:value-type="string" calcext:value-type="string">
            <text:p>Eukaryota;Ascomycota;;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6</text:p>
          </table:table-cell>
          <table:table-cell office:value-type="string" calcext:value-type="string">
            <text:p>Eukaryota;Ascomycota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 127</text:p>
          </table:table-cell>
          <table:table-cell office:value-type="string" calcext:value-type="string">
            <text:p>Eukaryota;Ascomycota;;;;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8</text:p>
          </table:table-cell>
          <table:table-cell office:value-type="string" calcext:value-type="string">
            <text:p>Eukaryota;Ascomycota;;;;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29</text:p>
          </table:table-cell>
          <table:table-cell office:value-type="string" calcext:value-type="string">
            <text:p>Eukaryota;Ascomycota;Dothideomycetes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0</text:p>
          </table:table-cell>
          <table:table-cell office:value-type="string" calcext:value-type="string">
            <text:p>Eukaryota;Ascomycota;Dothideomycetes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1</text:p>
          </table:table-cell>
          <table:table-cell office:value-type="string" calcext:value-type="string">
            <text:p>Eukaryota;Ascomycota;Dothideomycetes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132</text:p>
          </table:table-cell>
          <table:table-cell office:value-type="string" calcext:value-type="string">
            <text:p>Eukaryota;Ascomycota;Dothideomycetes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3</text:p>
          </table:table-cell>
          <table:table-cell office:value-type="string" calcext:value-type="string">
            <text:p>Eukaryota;Ascomycota;Dothideomycete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134</text:p>
          </table:table-cell>
          <table:table-cell office:value-type="string" calcext:value-type="string">
            <text:p>Eukaryota;Ascomycota;Dothideomycetes;;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5</text:p>
          </table:table-cell>
          <table:table-cell office:value-type="string" calcext:value-type="string">
            <text:p>Eukaryota;Ascomycota;Dothideomycetes;Capnodiales;;</text:p>
          </table:table-cell>
          <table:table-cell office:value-type="float" office:value="6" calcext:value-type="float">
            <text:p>6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6</text:p>
          </table:table-cell>
          <table:table-cell office:value-type="string" calcext:value-type="string">
            <text:p>Eukaryota;Ascomycota;Dothideomycetes;Capnodiales;;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7</text:p>
          </table:table-cell>
          <table:table-cell office:value-type="string" calcext:value-type="string">
            <text:p>Eukaryota;Ascomycota;Dothideomycetes;Capnodiales;Mycosphaerellaceae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39</text:p>
          </table:table-cell>
          <table:table-cell office:value-type="string" calcext:value-type="string">
            <text:p>Eukaryota;Ascomycota;Dothideomycetes;Capnodiales;Mycosphaerellaceae;Zymoseptoria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140</text:p>
          </table:table-cell>
          <table:table-cell office:value-type="string" calcext:value-type="string">
            <text:p>Eukaryota;Ascomycota;Dothideomycetes;Capnodiales;Mycosphaerellaceae;Zymoseptori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41</text:p>
          </table:table-cell>
          <table:table-cell office:value-type="string" calcext:value-type="string">
            <text:p>Eukaryota;Ascomycota;Dothideomycetes;Dothideales;Aureobasidiaceae;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42</text:p>
          </table:table-cell>
          <table:table-cell office:value-type="string" calcext:value-type="string">
            <text:p>Eukaryota;Ascomycota;Dothideomycetes;Pleosporales;Phaeosphaeriaceae;Parastagonospora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 143</text:p>
          </table:table-cell>
          <table:table-cell office:value-type="string" calcext:value-type="string">
            <text:p>Eukaryota;Ascomycota;Eurotiomycetes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44</text:p>
          </table:table-cell>
          <table:table-cell office:value-type="string" calcext:value-type="string">
            <text:p>Eukaryota;Ascomycota;Eurotiomycetes;Chaetothyriales;Herpotrichiellaceae;Exophiala</text:p>
          </table:table-cell>
          <table:table-cell office:value-type="float" office:value="54" calcext:value-type="float">
            <text:p>54</text:p>
          </table:table-cell>
          <table:table-cell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 145</text:p>
          </table:table-cell>
          <table:table-cell office:value-type="string" calcext:value-type="string">
            <text:p>Eukaryota;Ascomycota;Eurotiomycetes;Eurotiales;Aspergillaceae;Aspergillus</text:p>
          </table:table-cell>
          <table:table-cell office:value-type="float" office:value="2787" calcext:value-type="float">
            <text:p>278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 146</text:p>
          </table:table-cell>
          <table:table-cell office:value-type="string" calcext:value-type="string">
            <text:p>Eukaryota;Ascomycota;Eurotiomycetes;Eurotiales;Trichocomaceae;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47</text:p>
          </table:table-cell>
          <table:table-cell office:value-type="string" calcext:value-type="string">
            <text:p>Eukaryota;Ascomycota;Eurotiomycetes;Onygenales;Onygenace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148</text:p>
          </table:table-cell>
          <table:table-cell office:value-type="string" calcext:value-type="string">
            <text:p>Eukaryota;Ascomycota;Leotiomycetes;Helotiales;;</text:p>
          </table:table-cell>
          <table:table-cell office:value-type="float" office:value="602" calcext:value-type="float">
            <text:p>60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149</text:p>
          </table:table-cell>
          <table:table-cell office:value-type="string" calcext:value-type="string">
            <text:p>Eukaryota;Ascomycota;Leotiomycetes;Helotiales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0</text:p>
          </table:table-cell>
          <table:table-cell office:value-type="string" calcext:value-type="string">
            <text:p>Eukaryota;Ascomycota;Leotiomycetes;Helotiales;Incertae_Sedis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1</text:p>
          </table:table-cell>
          <table:table-cell office:value-type="string" calcext:value-type="string">
            <text:p>Eukaryota;Ascomycota;Leotiomycetes;Helotiales;Incertae_Sedis;Tetracladiu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e 153</text:p>
          </table:table-cell>
          <table:table-cell office:value-type="string" calcext:value-type="string">
            <text:p>Eukaryota;Ascomycota;Pezizomycetes;Pezizales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4</text:p>
          </table:table-cell>
          <table:table-cell office:value-type="string" calcext:value-type="string">
            <text:p>Eukaryota;Ascomycota;Pezizomycetes;Pezizales;Ascodesmidaceae;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 155</text:p>
          </table:table-cell>
          <table:table-cell office:value-type="string" calcext:value-type="string">
            <text:p>Eukaryota;Ascomycota;Pezizomycetes;Pezizales;Pezizace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156</text:p>
          </table:table-cell>
          <table:table-cell office:value-type="string" calcext:value-type="string">
            <text:p>Eukaryota;Ascomycota;Pezizomycetes;Pezizales;Pezizaceae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7</text:p>
          </table:table-cell>
          <table:table-cell office:value-type="string" calcext:value-type="string">
            <text:p>Eukaryota;Ascomycota;Pezizomycetes;Pezizales;Pyronemataceae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8</text:p>
          </table:table-cell>
          <table:table-cell office:value-type="string" calcext:value-type="string">
            <text:p>Eukaryota;Ascomycota;Pezizomycetes;Pezizales;Pyronemataceae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59</text:p>
          </table:table-cell>
          <table:table-cell office:value-type="string" calcext:value-type="string">
            <text:p>Eukaryota;Ascomycota;Pezizomycetes;Pezizales;Tuberaceae;Tuber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60</text:p>
          </table:table-cell>
          <table:table-cell office:value-type="string" calcext:value-type="string">
            <text:p>Eukaryota;Ascomycota;Saccharomycetes;Saccharomycetale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161</text:p>
          </table:table-cell>
          <table:table-cell office:value-type="string" calcext:value-type="string">
            <text:p>Eukaryota;Ascomycota;Saccharomycetes;Saccharomycetales;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62</text:p>
          </table:table-cell>
          <table:table-cell office:value-type="string" calcext:value-type="string">
            <text:p>Eukaryota;Ascomycota;Saccharomycetes;Saccharomycetales;Debaryomycetaceae;Debaryomyces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 163</text:p>
          </table:table-cell>
          <table:table-cell office:value-type="string" calcext:value-type="string">
            <text:p>Eukaryota;Ascomycota;Saccharomycetes;Saccharomycetales;Lipomycetaceae;Lipomyces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 164</text:p>
          </table:table-cell>
          <table:table-cell office:value-type="string" calcext:value-type="string">
            <text:p>Eukaryota;Ascomycota;Saccharomycetes;Saccharomycetales;Trichomonascaceae;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65</text:p>
          </table:table-cell>
          <table:table-cell office:value-type="string" calcext:value-type="string">
            <text:p>Eukaryota;Ascomycota;Saccharomycetes;Saccharomycetales;Trichomonascaceae;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 166</text:p>
          </table:table-cell>
          <table:table-cell office:value-type="string" calcext:value-type="string">
            <text:p>Eukaryota;Ascomycota;Saccharomycetes;Saccharomycetales;Trichomonascaceae;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68</text:p>
          </table:table-cell>
          <table:table-cell office:value-type="string" calcext:value-type="string">
            <text:p>Eukaryota;Ascomycota;Sordariomycetes;Sordariales;Chaetomiaceae;Chaetom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169</text:p>
          </table:table-cell>
          <table:table-cell office:value-type="string" calcext:value-type="string">
            <text:p>Eukaryota;Ascomycota;Sordariomycetes;Xylariales;;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171</text:p>
          </table:table-cell>
          <table:table-cell office:value-type="string" calcext:value-type="string">
            <text:p>Eukaryota;Basidiomycota;;;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2</text:p>
          </table:table-cell>
          <table:table-cell office:value-type="string" calcext:value-type="string">
            <text:p>Eukaryota;Basidiomycota;;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3</text:p>
          </table:table-cell>
          <table:table-cell office:value-type="string" calcext:value-type="string">
            <text:p>Eukaryota;Basidiomycota;;;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4</text:p>
          </table:table-cell>
          <table:table-cell office:value-type="string" calcext:value-type="string">
            <text:p>Eukaryota;Basidiomycota;;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5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7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78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 179</text:p>
          </table:table-cell>
          <table:table-cell office:value-type="string" calcext:value-type="string">
            <text:p>Eukaryota;Basidiomycota;Agaricomycete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180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181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82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83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84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185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86</text:p>
          </table:table-cell>
          <table:table-cell office:value-type="string" calcext:value-type="string">
            <text:p>Eukaryota;Basidiomycota;Agaricomycetes;;;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88</text:p>
          </table:table-cell>
          <table:table-cell office:value-type="string" calcext:value-type="string">
            <text:p>Eukaryota;Basidiomycota;Agaricomycetes;Agaricales;Agaricales;</text:p>
          </table:table-cell>
          <table:table-cell office:value-type="float" office:value="86" calcext:value-type="float">
            <text:p>86</text:p>
          </table:table-cell>
          <table:table-cell office:value-type="float" office:value="1179" calcext:value-type="float">
            <text:p>117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e 189</text:p>
          </table:table-cell>
          <table:table-cell office:value-type="string" calcext:value-type="string">
            <text:p>Eukaryota;Basidiomycota;Agaricomycetes;Agaricales;Agaricales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 190</text:p>
          </table:table-cell>
          <table:table-cell office:value-type="string" calcext:value-type="string">
            <text:p>Eukaryota;Basidiomycota;Agaricomycetes;Boletales;;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91</text:p>
          </table:table-cell>
          <table:table-cell office:value-type="string" calcext:value-type="string">
            <text:p>Eukaryota;Basidiomycota;Agaricomycetes;Boletales;;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92</text:p>
          </table:table-cell>
          <table:table-cell office:value-type="string" calcext:value-type="string">
            <text:p>Eukaryota;Basidiomycota;Agaricomycetes;Boletales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93</text:p>
          </table:table-cell>
          <table:table-cell office:value-type="string" calcext:value-type="string">
            <text:p>Eukaryota;Basidiomycota;Agaricomycetes;Cantharellales;Ceratobasidiace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194</text:p>
          </table:table-cell>
          <table:table-cell office:value-type="string" calcext:value-type="string">
            <text:p>Eukaryota;Basidiomycota;Agaricomycetes;Cantharellales;Tulasnellaceae;Tulasnel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195</text:p>
          </table:table-cell>
          <table:table-cell office:value-type="string" calcext:value-type="string">
            <text:p>Eukaryota;Basidiomycota;Agaricomycetes;Corticiales;Corticiaceae;Sistotre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196</text:p>
          </table:table-cell>
          <table:table-cell office:value-type="string" calcext:value-type="string">
            <text:p>Eukaryota;Basidiomycota;Agaricomycetes;Polyporales;;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197</text:p>
          </table:table-cell>
          <table:table-cell office:value-type="string" calcext:value-type="string">
            <text:p>Eukaryota;Basidiomycota;Agaricomycetes;Russulales;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198</text:p>
          </table:table-cell>
          <table:table-cell office:value-type="string" calcext:value-type="string">
            <text:p>Eukaryota;Basidiomycota;Agaricomycetes;Russulale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199</text:p>
          </table:table-cell>
          <table:table-cell office:value-type="string" calcext:value-type="string">
            <text:p>Eukaryota;Basidiomycota;Agaricomycetes;Thelephorales;uncultured;uncultur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00</text:p>
          </table:table-cell>
          <table:table-cell office:value-type="string" calcext:value-type="string">
            <text:p>Eukaryota;Basidiomycota;Agaricomycetes;Thelephorales;uncultured;uncultured</text:p>
          </table:table-cell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 201</text:p>
          </table:table-cell>
          <table:table-cell office:value-type="string" calcext:value-type="string">
            <text:p>Eukaryota;Basidiomycota;Agaricostilbomycetes;Agaricostilbales;Kondoaceae;Kondo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02</text:p>
          </table:table-cell>
          <table:table-cell office:value-type="string" calcext:value-type="string">
            <text:p>Eukaryota;Basidiomycota;Cystobasidiomycetes;;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03</text:p>
          </table:table-cell>
          <table:table-cell office:value-type="string" calcext:value-type="string">
            <text:p>Eukaryota;Basidiomycota;Cystobasidiomycetes;Incertae_Sedis;Incertae_Sedis;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04</text:p>
          </table:table-cell>
          <table:table-cell office:value-type="string" calcext:value-type="string">
            <text:p>Eukaryota;Basidiomycota;Microbotryomycetes;Incertae_Sedis;Chrysozymaceae;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05</text:p>
          </table:table-cell>
          <table:table-cell office:value-type="string" calcext:value-type="string">
            <text:p>Eukaryota;Basidiomycota;Microbotryomycetes;Sporidiobolales;Sporidiobolaceae;Rhodotorul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06</text:p>
          </table:table-cell>
          <table:table-cell office:value-type="string" calcext:value-type="string">
            <text:p>Eukaryota;Basidiomycota;Tremellomycetes;Cystofilobasidiales;Mrakiaceae;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 207</text:p>
          </table:table-cell>
          <table:table-cell office:value-type="string" calcext:value-type="string">
            <text:p>Eukaryota;Basidiomycota;Tremellomycetes;Filobasidiales;;</text:p>
          </table:table-cell>
          <table:table-cell office:value-type="float" office:value="318" calcext:value-type="float">
            <text:p>318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08</text:p>
          </table:table-cell>
          <table:table-cell office:value-type="string" calcext:value-type="string">
            <text:p>Eukaryota;Basidiomycota;Tremellomycetes;Filobasidiales;Filobasidiaceae;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 209</text:p>
          </table:table-cell>
          <table:table-cell office:value-type="string" calcext:value-type="string">
            <text:p>Eukaryota;Basidiomycota;Tremellomycetes;Tremellale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210</text:p>
          </table:table-cell>
          <table:table-cell office:value-type="string" calcext:value-type="string">
            <text:p>Eukaryota;Basidiomycota;Tremellomycetes;Tremellales;;</text:p>
          </table:table-cell>
          <table:table-cell office:value-type="float" office:value="507" calcext:value-type="float">
            <text:p>507</text:p>
          </table:table-cell>
          <table:table-cell office:value-type="float" office:value="1232" calcext:value-type="float">
            <text:p>12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 211</text:p>
          </table:table-cell>
          <table:table-cell office:value-type="string" calcext:value-type="string">
            <text:p>Eukaryota;Basidiomycota;Tremellomycetes;Tremellales;;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2</text:p>
          </table:table-cell>
          <table:table-cell office:value-type="string" calcext:value-type="string">
            <text:p>Eukaryota;Basidiomycota;Tremellomycetes;Tremellales;Cuniculitremaceae;Kockovaell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3</text:p>
          </table:table-cell>
          <table:table-cell office:value-type="string" calcext:value-type="string">
            <text:p>Eukaryota;Basidiomycota;Tremellomycetes;Trichosporonales;Trichosporonaceae;Apiotrichum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214</text:p>
          </table:table-cell>
          <table:table-cell office:value-type="string" calcext:value-type="string">
            <text:p>Eukaryota;Basidiomycota;Tremellomycetes;Trichosporonales;Trichosporonaceae;Cutaneotrichospor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5</text:p>
          </table:table-cell>
          <table:table-cell office:value-type="string" calcext:value-type="string">
            <text:p>Eukaryota;Basidiomycota;Tremellomycetes;Trichosporonales;Trichosporonaceae;Trichosporon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6</text:p>
          </table:table-cell>
          <table:table-cell office:value-type="string" calcext:value-type="string">
            <text:p>Eukaryota;Bicosoecida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7</text:p>
          </table:table-cell>
          <table:table-cell office:value-type="string" calcext:value-type="string">
            <text:p>Eukaryota;Bicosoecida;;;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8</text:p>
          </table:table-cell>
          <table:table-cell office:value-type="string" calcext:value-type="string">
            <text:p>Eukaryota;Bicosoecida;;;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19</text:p>
          </table:table-cell>
          <table:table-cell office:value-type="string" calcext:value-type="string">
            <text:p>Eukaryota;Bicosoecida;;;;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20</text:p>
          </table:table-cell>
          <table:table-cell office:value-type="string" calcext:value-type="string">
            <text:p>Eukaryota;Bicosoecida;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21</text:p>
          </table:table-cell>
          <table:table-cell office:value-type="string" calcext:value-type="string">
            <text:p>Eukaryota;Bicosoecida;Bicosoecida;Bicosoecida;Bicosoecida;Bicosoe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222</text:p>
          </table:table-cell>
          <table:table-cell office:value-type="string" calcext:value-type="string">
            <text:p>Eukaryota;Bicosoecida;CH1-2B-3;CH1-2B-3;CH1-2B-3;CH1-2B-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23</text:p>
          </table:table-cell>
          <table:table-cell office:value-type="string" calcext:value-type="string">
            <text:p>Eukaryota;Bicosoecida;CH1-2B-3;CH1-2B-3;CH1-2B-3;CH1-2B-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24</text:p>
          </table:table-cell>
          <table:table-cell office:value-type="string" calcext:value-type="string">
            <text:p>Eukaryota;Blastocladiomycota;Blastocladiomycetes;Blastocladiales;Blastocladiaceae;Allomyc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25</text:p>
          </table:table-cell>
          <table:table-cell office:value-type="string" calcext:value-type="string">
            <text:p>Eukaryota;Cavosteliida;Cavosteliida;Cavosteliida;Cavosteliida;Cavostelii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26</text:p>
          </table:table-cell>
          <table:table-cell office:value-type="string" calcext:value-type="string">
            <text:p>Eukaryota;Cavosteliida;Cavosteliida;Cavosteliida;Cavosteliida;Schizoplasmodiops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228</text:p>
          </table:table-cell>
          <table:table-cell office:value-type="string" calcext:value-type="string">
            <text:p>Eukaryota;Centrohelida;Centrohelida;Centrohelida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229</text:p>
          </table:table-cell>
          <table:table-cell office:value-type="string" calcext:value-type="string">
            <text:p>Eukaryota;Centrohelida;Centrohelida;Centrohelida;Acanthocystidae;Pterocysti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0</text:p>
          </table:table-cell>
          <table:table-cell office:value-type="string" calcext:value-type="string">
            <text:p>Eukaryota;Cercozoa;;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1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2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233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4</text:p>
          </table:table-cell>
          <table:table-cell office:value-type="string" calcext:value-type="string">
            <text:p>Eukaryota;Cercozoa;;;;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5</text:p>
          </table:table-cell>
          <table:table-cell office:value-type="string" calcext:value-type="string">
            <text:p>Eukaryota;Cercozoa;;;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6</text:p>
          </table:table-cell>
          <table:table-cell office:value-type="string" calcext:value-type="string">
            <text:p>Eukaryota;Cercozoa;;;;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7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38</text:p>
          </table:table-cell>
          <table:table-cell office:value-type="string" calcext:value-type="string">
            <text:p>Eukaryota;Cercozoa;;;;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39</text:p>
          </table:table-cell>
          <table:table-cell office:value-type="string" calcext:value-type="string">
            <text:p>Eukaryota;Cercozoa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40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1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2</text:p>
          </table:table-cell>
          <table:table-cell office:value-type="string" calcext:value-type="string">
            <text:p>Eukaryota;Cercozoa;;;;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43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4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5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6</text:p>
          </table:table-cell>
          <table:table-cell office:value-type="string" calcext:value-type="string">
            <text:p>Eukaryota;Cercozoa;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7</text:p>
          </table:table-cell>
          <table:table-cell office:value-type="string" calcext:value-type="string">
            <text:p>Eukaryota;Cercozoa;;;;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49</text:p>
          </table:table-cell>
          <table:table-cell office:value-type="string" calcext:value-type="string">
            <text:p>Eukaryota;Cercozoa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250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51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52</text:p>
          </table:table-cell>
          <table:table-cell office:value-type="string" calcext:value-type="string">
            <text:p>Eukaryota;Cercozoa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53</text:p>
          </table:table-cell>
          <table:table-cell office:value-type="string" calcext:value-type="string">
            <text:p>Eukaryota;Cercozoa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256</text:p>
          </table:table-cell>
          <table:table-cell office:value-type="string" calcext:value-type="string">
            <text:p>Eukaryota;Cercozoa;;;;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57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58</text:p>
          </table:table-cell>
          <table:table-cell office:value-type="string" calcext:value-type="string">
            <text:p>Eukaryota;Cercozoa;;;;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0</text:p>
          </table:table-cell>
          <table:table-cell office:value-type="string" calcext:value-type="string">
            <text:p>Eukaryota;Cercozoa;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1</text:p>
          </table:table-cell>
          <table:table-cell office:value-type="string" calcext:value-type="string">
            <text:p>Eukaryota;Cercozoa;;;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2</text:p>
          </table:table-cell>
          <table:table-cell office:value-type="string" calcext:value-type="string">
            <text:p>Eukaryota;Cercozoa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263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4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5</text:p>
          </table:table-cell>
          <table:table-cell office:value-type="string" calcext:value-type="string">
            <text:p>Eukaryota;Cercozoa;;;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6</text:p>
          </table:table-cell>
          <table:table-cell office:value-type="string" calcext:value-type="string">
            <text:p>Eukaryota;Cercozoa;;;;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67</text:p>
          </table:table-cell>
          <table:table-cell office:value-type="string" calcext:value-type="string">
            <text:p>Eukaryota;Cercozoa;;;;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 268</text:p>
          </table:table-cell>
          <table:table-cell office:value-type="string" calcext:value-type="string">
            <text:p>Eukaryota;Cercozoa;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70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 271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73</text:p>
          </table:table-cell>
          <table:table-cell office:value-type="string" calcext:value-type="string">
            <text:p>Eukaryota;Cercozoa;Cercomonadidae;Cercomonadidae;Cercomonadid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 275</text:p>
          </table:table-cell>
          <table:table-cell office:value-type="string" calcext:value-type="string">
            <text:p>Eukaryota;Cercozoa;Cercomonadidae;Cercomonadidae;Cercomonadid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76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77</text:p>
          </table:table-cell>
          <table:table-cell office:value-type="string" calcext:value-type="string">
            <text:p>Eukaryota;Cercozoa;Cercomonadidae;Cercomonadidae;Cercomonadid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 278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279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280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281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82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83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284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85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86</text:p>
          </table:table-cell>
          <table:table-cell office:value-type="string" calcext:value-type="string">
            <text:p>Eukaryota;Cercozoa;Cercomonadidae;Cercomonadidae;Cercomonadidae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87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88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 289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90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 291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292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93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 294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295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 296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298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 299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17" calcext:value-type="float">
            <text:p>17</text:p>
          </table:table-cell>
          <table:table-cell office:value-type="float" office:value="246" calcext:value-type="float">
            <text:p>2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 300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01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58" calcext:value-type="float">
            <text:p>58</text:p>
          </table:table-cell>
          <table:table-cell office:value-type="float" office:value="378" calcext:value-type="float">
            <text:p>37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e 302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03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305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306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08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09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10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 311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 312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13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14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315</text:p>
          </table:table-cell>
          <table:table-cell office:value-type="string" calcext:value-type="string">
            <text:p>Eukaryota;Cercozoa;Cercomonadidae;Cercomonadidae;Cercomonadidae;Cercomon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16</text:p>
          </table:table-cell>
          <table:table-cell office:value-type="string" calcext:value-type="string">
            <text:p>Eukaryota;Cercozoa;Cercomonadidae;Cercomonadidae;Cercomonadidae;Paracercomona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 317</text:p>
          </table:table-cell>
          <table:table-cell office:value-type="string" calcext:value-type="string">
            <text:p>Eukaryota;Cercozoa;Cercomonadidae;Cercomonadidae;Cercomonadidae;Paracercomonas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 318</text:p>
          </table:table-cell>
          <table:table-cell office:value-type="string" calcext:value-type="string">
            <text:p>Eukaryota;Cercozoa;Cercomonadidae;Cercomonadidae;Cercomonadidae;Paracerc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319</text:p>
          </table:table-cell>
          <table:table-cell office:value-type="string" calcext:value-type="string">
            <text:p>Eukaryota;Cercozoa;Cercomonadidae;Cercomonadidae;Cercomonad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20</text:p>
          </table:table-cell>
          <table:table-cell office:value-type="string" calcext:value-type="string">
            <text:p>Eukaryota;Cercozoa;Cercomonadidae;Cercomonadidae;Cercomonadidae;uncultur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321</text:p>
          </table:table-cell>
          <table:table-cell office:value-type="string" calcext:value-type="string">
            <text:p>Eukaryota;Cercozoa;Cercomonadidae;Cercomonadidae;Cercomonad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322</text:p>
          </table:table-cell>
          <table:table-cell office:value-type="string" calcext:value-type="string">
            <text:p>Eukaryota;Cercozoa;Cercomonadidae;Cercomonadidae;Cercomonadidae;uncultured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23</text:p>
          </table:table-cell>
          <table:table-cell office:value-type="string" calcext:value-type="string">
            <text:p>Eukaryota;Cercozoa;Glissomonadida;Glissomonadida;Glissomonadida;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324</text:p>
          </table:table-cell>
          <table:table-cell office:value-type="string" calcext:value-type="string">
            <text:p>Eukaryota;Cercozoa;Glissomonadida;Glissomonadida;Glissomonadida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26</text:p>
          </table:table-cell>
          <table:table-cell office:value-type="string" calcext:value-type="string">
            <text:p>Eukaryota;Cercozoa;Glissomonadida;Glissomonadida;Glissomonadida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28</text:p>
          </table:table-cell>
          <table:table-cell office:value-type="string" calcext:value-type="string">
            <text:p>Eukaryota;Cercozoa;Glissomonadida;Glissomonadida;Glissomonadida;Heteromita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29</text:p>
          </table:table-cell>
          <table:table-cell office:value-type="string" calcext:value-type="string">
            <text:p>Eukaryota;Cercozoa;Glissomonadida;Glissomonadida;Glissomonadida;Heteromit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330</text:p>
          </table:table-cell>
          <table:table-cell office:value-type="string" calcext:value-type="string">
            <text:p>Eukaryota;Cercozoa;Glissomonadida;Glissomonadida;Glissomonadida;uncultured</text:p>
          </table:table-cell>
          <table:table-cell office:value-type="float" office:value="231" calcext:value-type="float">
            <text:p>231</text:p>
          </table:table-cell>
          <table:table-cell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 331</text:p>
          </table:table-cell>
          <table:table-cell office:value-type="string" calcext:value-type="string">
            <text:p>Eukaryota;Cercozoa;Imbricatea;;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332</text:p>
          </table:table-cell>
          <table:table-cell office:value-type="string" calcext:value-type="string">
            <text:p>Eukaryota;Cercozoa;Imbricatea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35</text:p>
          </table:table-cell>
          <table:table-cell office:value-type="string" calcext:value-type="string">
            <text:p>Eukaryota;Cercozoa;Imbricatea;Imbricatea;;</text:p>
          </table:table-cell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 336</text:p>
          </table:table-cell>
          <table:table-cell office:value-type="string" calcext:value-type="string">
            <text:p>Eukaryota;Cercozoa;Imbricatea;Imbricatea;Euglyphi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337</text:p>
          </table:table-cell>
          <table:table-cell office:value-type="string" calcext:value-type="string">
            <text:p>Eukaryota;Cercozoa;Imbricatea;Imbricatea;Euglyphida;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38</text:p>
          </table:table-cell>
          <table:table-cell office:value-type="string" calcext:value-type="string">
            <text:p>Eukaryota;Cercozoa;Imbricatea;Imbricatea;Euglyphida;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39</text:p>
          </table:table-cell>
          <table:table-cell office:value-type="string" calcext:value-type="string">
            <text:p>Eukaryota;Cercozoa;Imbricatea;Imbricatea;Euglyphida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0</text:p>
          </table:table-cell>
          <table:table-cell office:value-type="string" calcext:value-type="string">
            <text:p>Eukaryota;Cercozoa;Imbricatea;Imbricatea;Euglyphida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1</text:p>
          </table:table-cell>
          <table:table-cell office:value-type="string" calcext:value-type="string">
            <text:p>Eukaryota;Cercozoa;Imbricatea;Imbricatea;Euglyphid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342</text:p>
          </table:table-cell>
          <table:table-cell office:value-type="string" calcext:value-type="string">
            <text:p>Eukaryota;Cercozoa;Imbricatea;Imbricatea;Euglyphida;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344</text:p>
          </table:table-cell>
          <table:table-cell office:value-type="string" calcext:value-type="string">
            <text:p>Eukaryota;Cercozoa;Imbricatea;Imbricatea;Euglyphida;Euglypha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5</text:p>
          </table:table-cell>
          <table:table-cell office:value-type="string" calcext:value-type="string">
            <text:p>Eukaryota;Cercozoa;Imbricatea;Imbricatea;Euglyphida;Euglypha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6</text:p>
          </table:table-cell>
          <table:table-cell office:value-type="string" calcext:value-type="string">
            <text:p>Eukaryota;Cercozoa;Imbricatea;Imbricatea;Euglyphida;Paulinella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8</text:p>
          </table:table-cell>
          <table:table-cell office:value-type="string" calcext:value-type="string">
            <text:p>Eukaryota;Cercozoa;Imbricatea;Imbricatea;Euglyphida;Trinema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49</text:p>
          </table:table-cell>
          <table:table-cell office:value-type="string" calcext:value-type="string">
            <text:p>Eukaryota;Cercozoa;Imbricatea;Imbricatea;Euglyphida;Trinema</text:p>
          </table:table-cell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 350</text:p>
          </table:table-cell>
          <table:table-cell office:value-type="string" calcext:value-type="string">
            <text:p>Eukaryota;Cercozoa;Imbricatea;Imbricatea;Euglyphida;Trinema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1</text:p>
          </table:table-cell>
          <table:table-cell office:value-type="string" calcext:value-type="string">
            <text:p>Eukaryota;Cercozoa;Imbricatea;Imbricatea;Euglyphida;Trinema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2</text:p>
          </table:table-cell>
          <table:table-cell office:value-type="string" calcext:value-type="string">
            <text:p>Eukaryota;Cercozoa;Imbricatea;Imbricatea;Thaumatomonadida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3</text:p>
          </table:table-cell>
          <table:table-cell office:value-type="string" calcext:value-type="string">
            <text:p>Eukaryota;Cercozoa;Imbricatea;Imbricatea;Thaumatomonadida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4</text:p>
          </table:table-cell>
          <table:table-cell office:value-type="string" calcext:value-type="string">
            <text:p>Eukaryota;Cercozoa;Imbricatea;Imbricatea;Thaumatomonadida;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5</text:p>
          </table:table-cell>
          <table:table-cell office:value-type="string" calcext:value-type="string">
            <text:p>Eukaryota;Cercozoa;Imbricatea;Imbricatea;Thaumatomonadida;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356</text:p>
          </table:table-cell>
          <table:table-cell office:value-type="string" calcext:value-type="string">
            <text:p>Eukaryota;Cercozoa;Imbricatea;Imbricatea;Thaumatomonadida;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7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8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59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0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1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2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3</text:p>
          </table:table-cell>
          <table:table-cell office:value-type="string" calcext:value-type="string">
            <text:p>Eukaryota;Cercozoa;Incertae_Sedis;Incertae_Sedis;Incertae_Sedis;Gymnophry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4</text:p>
          </table:table-cell>
          <table:table-cell office:value-type="string" calcext:value-type="string">
            <text:p>Eukaryota;Cercozoa;Incertae_Sedis;Incertae_Sedis;Incertae_Sedis;Krak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5</text:p>
          </table:table-cell>
          <table:table-cell office:value-type="string" calcext:value-type="string">
            <text:p>Eukaryota;Cercozoa;Incertae_Sedis;Incertae_Sedis;Incertae_Sedis;Kraken</text:p>
          </table:table-cell>
          <table:table-cell office:value-type="float" office:value="22" calcext:value-type="float">
            <text:p>22</text:p>
          </table:table-cell>
          <table:table-cell office:value-type="float" office:value="341" calcext:value-type="float">
            <text:p>3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e 366</text:p>
          </table:table-cell>
          <table:table-cell office:value-type="string" calcext:value-type="string">
            <text:p>Eukaryota;Cercozoa;Incertae_Sedis;Incertae_Sedis;Incertae_Sedis;Kra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7</text:p>
          </table:table-cell>
          <table:table-cell office:value-type="string" calcext:value-type="string">
            <text:p>Eukaryota;Cercozoa;Phytomyxea;Phytomyxea;Phytomyxea;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68</text:p>
          </table:table-cell>
          <table:table-cell office:value-type="string" calcext:value-type="string">
            <text:p>Eukaryota;Cercozoa;Phytomyxea;Phytomyxea;Phytomyxe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 369</text:p>
          </table:table-cell>
          <table:table-cell office:value-type="string" calcext:value-type="string">
            <text:p>Eukaryota;Cercozoa;Phytomyxea;Phytomyxea;Phytomyxea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70</text:p>
          </table:table-cell>
          <table:table-cell office:value-type="string" calcext:value-type="string">
            <text:p>Eukaryota;Cercozoa;Phytomyxea;Phytomyxea;Phytomyxea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71</text:p>
          </table:table-cell>
          <table:table-cell office:value-type="string" calcext:value-type="string">
            <text:p>Eukaryota;Cercozoa;Phytomyxea;Phytomyxea;Phytomyxea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72</text:p>
          </table:table-cell>
          <table:table-cell office:value-type="string" calcext:value-type="string">
            <text:p>Eukaryota;Cercozoa;Phytomyxea;Phytomyxea;Phytomyxea;Polymyx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 374</text:p>
          </table:table-cell>
          <table:table-cell office:value-type="string" calcext:value-type="string">
            <text:p>Eukaryota;Cercozoa;Thecofilosea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375</text:p>
          </table:table-cell>
          <table:table-cell office:value-type="string" calcext:value-type="string">
            <text:p>Eukaryota;Cercozoa;Thecofilosea;;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76</text:p>
          </table:table-cell>
          <table:table-cell office:value-type="string" calcext:value-type="string">
            <text:p>Eukaryota;Cercozoa;Thecofilosea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377</text:p>
          </table:table-cell>
          <table:table-cell office:value-type="string" calcext:value-type="string">
            <text:p>Eukaryota;Cercozoa;Thecofilosea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379</text:p>
          </table:table-cell>
          <table:table-cell office:value-type="string" calcext:value-type="string">
            <text:p>Eukaryota;Cercozoa;Thecofilosea;;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0</text:p>
          </table:table-cell>
          <table:table-cell office:value-type="string" calcext:value-type="string">
            <text:p>Eukaryota;Cercozoa;Thecofilosea;Cryomonadida;;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1</text:p>
          </table:table-cell>
          <table:table-cell office:value-type="string" calcext:value-type="string">
            <text:p>Eukaryota;Cercozoa;Thecofilosea;Cryomonadida;;</text:p>
          </table:table-cell>
          <table:table-cell office:value-type="float" office:value="152" calcext:value-type="float">
            <text:p>152</text:p>
          </table:table-cell>
          <table:table-cell office:value-type="float" office:value="472" calcext:value-type="float">
            <text:p>47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e 382</text:p>
          </table:table-cell>
          <table:table-cell office:value-type="string" calcext:value-type="string">
            <text:p>Eukaryota;Cercozoa;Thecofilosea;Cryomonadida;Protaspidae;Protasp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3</text:p>
          </table:table-cell>
          <table:table-cell office:value-type="string" calcext:value-type="string">
            <text:p>Eukaryota;Cercozoa;Thecofilosea;Cryomonadida;Rhizaspididae;Rhogostoma</text:p>
          </table:table-cell>
          <table:table-cell office:value-type="float" office:value="60" calcext:value-type="float">
            <text:p>60</text:p>
          </table:table-cell>
          <table:table-cell office:value-type="float" office:value="638" calcext:value-type="float">
            <text:p>63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e 384</text:p>
          </table:table-cell>
          <table:table-cell office:value-type="string" calcext:value-type="string">
            <text:p>Eukaryota;Cercozoa;Thecofilosea;Incertae_Sedis;Incertae_Sedis;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385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6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7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8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89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390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1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2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3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394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6</text:p>
          </table:table-cell>
          <table:table-cell office:value-type="string" calcext:value-type="string">
            <text:p>Eukaryota;Cercozoa;uncultured;uncultured;uncultured;uncultured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7</text:p>
          </table:table-cell>
          <table:table-cell office:value-type="string" calcext:value-type="string">
            <text:p>Eukaryota;Cercozoa;Vampyrellidae;Vampyrellidae;Vampyrellidae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8</text:p>
          </table:table-cell>
          <table:table-cell office:value-type="string" calcext:value-type="string">
            <text:p>Eukaryota;Cercozoa;Vampyrellidae;Vampyrellidae;Vampyrellidae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399</text:p>
          </table:table-cell>
          <table:table-cell office:value-type="string" calcext:value-type="string">
            <text:p>Eukaryota;Cercozoa;Vampyrellidae;Vampyrellidae;Vampyrellidae;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0</text:p>
          </table:table-cell>
          <table:table-cell office:value-type="string" calcext:value-type="string">
            <text:p>Eukaryota;Cercozoa;Vampyrellidae;Vampyrellidae;Vampyrellidae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1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402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3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4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5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6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08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 409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0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1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2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3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4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5</text:p>
          </table:table-cell>
          <table:table-cell office:value-type="string" calcext:value-type="string">
            <text:p>Eukaryota;Cercozoa;Vampyrellidae;Vampyrellidae;Vampyrellid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6</text:p>
          </table:table-cell>
          <table:table-cell office:value-type="string" calcext:value-type="string">
            <text:p>Eukaryota;Cercozoa;Vampyrellidae;Vampyrellidae;Vampyrellidae;Vampyrellida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17</text:p>
          </table:table-cell>
          <table:table-cell office:value-type="string" calcext:value-type="string">
            <text:p>Eukaryota;Cercozoa;Vampyrellidae;Vampyrellidae;Vampyrellidae;Vampyrellidae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 418</text:p>
          </table:table-cell>
          <table:table-cell office:value-type="string" calcext:value-type="string">
            <text:p>Eukaryota;Cercozoa;Vampyrellidae;Vampyrellidae;Vampyrellidae;Vampyrellida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419</text:p>
          </table:table-cell>
          <table:table-cell office:value-type="string" calcext:value-type="string">
            <text:p>Eukaryota;Chlorophyta;Chlorophyceae;Chlorophyceae;Chlorophyceae;Chlorophycea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20</text:p>
          </table:table-cell>
          <table:table-cell office:value-type="string" calcext:value-type="string">
            <text:p>Eukaryota;Chlorophyta;Chlorophyceae;Chlorophyceae;Chlorophyceae;Chlorophycea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421</text:p>
          </table:table-cell>
          <table:table-cell office:value-type="string" calcext:value-type="string">
            <text:p>Eukaryota;Chlorophyta;Chlorophyceae;Chlorophyceae;Chlorophyceae;Chlorophyce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22</text:p>
          </table:table-cell>
          <table:table-cell office:value-type="string" calcext:value-type="string">
            <text:p>Eukaryota;Chlorophyta;Chlorophyceae;Chlorophyceae;Chlorophyceae;Chlorophycea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23</text:p>
          </table:table-cell>
          <table:table-cell office:value-type="string" calcext:value-type="string">
            <text:p>Eukaryota;Chlorophyta;Chlorophyceae;Chlorophyceae;Chlorophyceae;Chlorophycea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424</text:p>
          </table:table-cell>
          <table:table-cell office:value-type="string" calcext:value-type="string">
            <text:p>Eukaryota;Chlorophyta;Chlorophyceae;Chlorophyceae;Chlorophyceae;Chlorophyceae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26</text:p>
          </table:table-cell>
          <table:table-cell office:value-type="string" calcext:value-type="string">
            <text:p>Eukaryota;Chlorophyta;Trebouxiophyceae;Trebouxiophyceae;Trebouxiophyceae;Trebouxiophyceae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28</text:p>
          </table:table-cell>
          <table:table-cell office:value-type="string" calcext:value-type="string">
            <text:p>Eukaryota;Chlorophyta;Trebouxiophyceae;Trebouxiophyceae;Trebouxiophyceae;Trebouxiophyceae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29</text:p>
          </table:table-cell>
          <table:table-cell office:value-type="string" calcext:value-type="string">
            <text:p>Eukaryota;Chlorophyta;Trebouxiophyceae;Trebouxiophyceae;Trebouxiophyceae;Trebouxiophyceae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30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31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 432</text:p>
          </table:table-cell>
          <table:table-cell office:value-type="string" calcext:value-type="string">
            <text:p>Eukaryota;Chytridiomycota;Chytridiomycete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433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34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435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36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37</text:p>
          </table:table-cell>
          <table:table-cell office:value-type="string" calcext:value-type="string">
            <text:p>Eukaryota;Chytridiomycota;Chytridiomycete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439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0</text:p>
          </table:table-cell>
          <table:table-cell office:value-type="string" calcext:value-type="string">
            <text:p>Eukaryota;Chytridiomycota;Chytridiomycetes;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1</text:p>
          </table:table-cell>
          <table:table-cell office:value-type="string" calcext:value-type="string">
            <text:p>Eukaryota;Chytridiomycota;Chytridiomycetes;Lobulomycetales;Lobulomycetaceae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2</text:p>
          </table:table-cell>
          <table:table-cell office:value-type="string" calcext:value-type="string">
            <text:p>Eukaryota;Chytridiomycota;Chytridiomycetes;Lobulomycetales;Lobulomycetaceae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3</text:p>
          </table:table-cell>
          <table:table-cell office:value-type="string" calcext:value-type="string">
            <text:p>Eukaryota;Chytridiomycota;Chytridiomycetes;Lobulomycetales;Lobulomycetaceae;uncultur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5</text:p>
          </table:table-cell>
          <table:table-cell office:value-type="string" calcext:value-type="string">
            <text:p>Eukaryota;Chytridiomycota;Chytridiomycetes;Rhizophydiales;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6</text:p>
          </table:table-cell>
          <table:table-cell office:value-type="string" calcext:value-type="string">
            <text:p>Eukaryota;Chytridiomycota;Chytridiomycetes;Rhizophydiales;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8</text:p>
          </table:table-cell>
          <table:table-cell office:value-type="string" calcext:value-type="string">
            <text:p>Eukaryota;Chytridiomycota;Chytridiomycetes;Rhizophydiales;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49</text:p>
          </table:table-cell>
          <table:table-cell office:value-type="string" calcext:value-type="string">
            <text:p>Eukaryota;Chytridiomycota;Chytridiomycetes;Rhizophydiales;;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 450</text:p>
          </table:table-cell>
          <table:table-cell office:value-type="string" calcext:value-type="string">
            <text:p>Eukaryota;Chytridiomycota;Chytridiomycetes;Rhizophydiales;Rhizophydiaceae;Rhizophydiu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51</text:p>
          </table:table-cell>
          <table:table-cell office:value-type="string" calcext:value-type="string">
            <text:p>Eukaryota;Chytridiomycota;Chytridiomycetes;Rhizophydiales;uncultured;uncultured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52</text:p>
          </table:table-cell>
          <table:table-cell office:value-type="string" calcext:value-type="string">
            <text:p>Eukaryota;Chytridiomycota;Chytridiomycetes;Spizellomycetales;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53</text:p>
          </table:table-cell>
          <table:table-cell office:value-type="string" calcext:value-type="string">
            <text:p>Eukaryota;Chytridiomycota;Chytridiomycetes;Spizellomycetales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54</text:p>
          </table:table-cell>
          <table:table-cell office:value-type="string" calcext:value-type="string">
            <text:p>Eukaryota;Chytridiomycota;Chytridiomycetes;Spizellomycetales;Powellomycetaceae;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55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 456</text:p>
          </table:table-cell>
          <table:table-cell office:value-type="string" calcext:value-type="string">
            <text:p>Eukaryota;Ciliophora;Intramacronucleata;Conthreep;Colpode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457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58</text:p>
          </table:table-cell>
          <table:table-cell office:value-type="string" calcext:value-type="string">
            <text:p>Eukaryota;Ciliophora;Intramacronucleata;Conthreep;Colpode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459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460</text:p>
          </table:table-cell>
          <table:table-cell office:value-type="string" calcext:value-type="string">
            <text:p>Eukaryota;Ciliophora;Intramacronucleata;Conthreep;Colpode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461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462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 463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64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65</text:p>
          </table:table-cell>
          <table:table-cell office:value-type="string" calcext:value-type="string">
            <text:p>Eukaryota;Ciliophora;Intramacronucleata;Conthreep;Colpodea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466</text:p>
          </table:table-cell>
          <table:table-cell office:value-type="string" calcext:value-type="string">
            <text:p>Eukaryota;Ciliophora;Intramacronucleata;Conthreep;Colpodea;Bryometopu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67</text:p>
          </table:table-cell>
          <table:table-cell office:value-type="string" calcext:value-type="string">
            <text:p>Eukaryota;Ciliophora;Intramacronucleata;Conthreep;Colpodea;Bryometop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468</text:p>
          </table:table-cell>
          <table:table-cell office:value-type="string" calcext:value-type="string">
            <text:p>Eukaryota;Ciliophora;Intramacronucleata;Conthreep;Colpodea;Colpodi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70</text:p>
          </table:table-cell>
          <table:table-cell office:value-type="string" calcext:value-type="string">
            <text:p>Eukaryota;Ciliophora;Intramacronucleata;Conthreep;Oligohymenophorea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471</text:p>
          </table:table-cell>
          <table:table-cell office:value-type="string" calcext:value-type="string">
            <text:p>Eukaryota;Ciliophora;Intramacronucleata;Conthreep;Oligohymenophorea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73</text:p>
          </table:table-cell>
          <table:table-cell office:value-type="string" calcext:value-type="string">
            <text:p>Eukaryota;Ciliophora;Intramacronucleata;Conthreep;Prostomatea;Cryptocary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74</text:p>
          </table:table-cell>
          <table:table-cell office:value-type="string" calcext:value-type="string">
            <text:p>Eukaryota;Ciliophora;Intramacronucleata;Litostomatea;Haptoria;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 475</text:p>
          </table:table-cell>
          <table:table-cell office:value-type="string" calcext:value-type="string">
            <text:p>Eukaryota;Ciliophora;Intramacronucleata;Litostomatea;Haptoria;Arcuospathidium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 476</text:p>
          </table:table-cell>
          <table:table-cell office:value-type="string" calcext:value-type="string">
            <text:p>Eukaryota;Ciliophora;Intramacronucleata;Litostomatea;Haptoria;Haptoria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 478</text:p>
          </table:table-cell>
          <table:table-cell office:value-type="string" calcext:value-type="string">
            <text:p>Eukaryota;Ciliophora;Intramacronucleata;Litostomatea;Trichostomatia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79</text:p>
          </table:table-cell>
          <table:table-cell office:value-type="string" calcext:value-type="string">
            <text:p>Eukaryota;Ciliophora;Intramacronucleata;Spirotrichea;Hypotrichia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80</text:p>
          </table:table-cell>
          <table:table-cell office:value-type="string" calcext:value-type="string">
            <text:p>Eukaryota;Ciliophora;Intramacronucleata;Spirotrichea;Hypotrichia;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481</text:p>
          </table:table-cell>
          <table:table-cell office:value-type="string" calcext:value-type="string">
            <text:p>Eukaryota;Ciliophora;Intramacronucleata;Spirotrichea;Hypotrichia;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82</text:p>
          </table:table-cell>
          <table:table-cell office:value-type="string" calcext:value-type="string">
            <text:p>Eukaryota;Ciliophora;Intramacronucleata;Spirotrichea;Hypotrichia;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 483</text:p>
          </table:table-cell>
          <table:table-cell office:value-type="string" calcext:value-type="string">
            <text:p>Eukaryota;Ciliophora;Intramacronucleata;Spirotrichea;Hypotrichia;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 484</text:p>
          </table:table-cell>
          <table:table-cell office:value-type="string" calcext:value-type="string">
            <text:p>Eukaryota;Ciliophora;Intramacronucleata;Spirotrichea;Hypotrichia;Gonostomum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e 485</text:p>
          </table:table-cell>
          <table:table-cell office:value-type="string" calcext:value-type="string">
            <text:p>Eukaryota;Ciliophora;Intramacronucleata;Spirotrichea;Hypotrichia;Hypotrich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86</text:p>
          </table:table-cell>
          <table:table-cell office:value-type="string" calcext:value-type="string">
            <text:p>Eukaryota;Ciliophora;Intramacronucleata;Spirotrichea;Hypotrichia;Hypotrichia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 487</text:p>
          </table:table-cell>
          <table:table-cell office:value-type="string" calcext:value-type="string">
            <text:p>Eukaryota;Ciliophora;Intramacronucleata;Spirotrichea;Hypotrichia;Hypotrichi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88</text:p>
          </table:table-cell>
          <table:table-cell office:value-type="string" calcext:value-type="string">
            <text:p>Eukaryota;Ciliophora;Intramacronucleata;Spirotrichea;Hypotrichia;Hypotrichia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 489</text:p>
          </table:table-cell>
          <table:table-cell office:value-type="string" calcext:value-type="string">
            <text:p>Eukaryota;Ciliophora;Postciliodesmatophora;Heterotrichea;Heterotrichea;Blepharism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 490</text:p>
          </table:table-cell>
          <table:table-cell office:value-type="string" calcext:value-type="string">
            <text:p>Eukaryota;Cnidaria;Anthozoa;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1</text:p>
          </table:table-cell>
          <table:table-cell office:value-type="string" calcext:value-type="string">
            <text:p>Eukaryota;Cryptomycota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2</text:p>
          </table:table-cell>
          <table:table-cell office:value-type="string" calcext:value-type="string">
            <text:p>Eukaryota;Cryptomycota;Incertae_Sedis;Incertae_Sedis;Incertae_Sedis;Paramicrosporidium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3</text:p>
          </table:table-cell>
          <table:table-cell office:value-type="string" calcext:value-type="string">
            <text:p>Eukaryota;Cryptomycota;Incertae_Sedis;Incertae_Sedis;Incertae_Sedis;Paramicrosporidiu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495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6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991" calcext:value-type="float">
            <text:p>99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7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8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499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0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1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4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5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6</text:p>
          </table:table-cell>
          <table:table-cell office:value-type="string" calcext:value-type="string">
            <text:p>Eukaryota;Cryptomycota;LKM11;LKM11;LKM11;LKM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8</text:p>
          </table:table-cell>
          <table:table-cell office:value-type="string" calcext:value-type="string">
            <text:p>Eukaryota;Dinoflagellata;Dinophyceae;Gymnodiniphycidae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09</text:p>
          </table:table-cell>
          <table:table-cell office:value-type="string" calcext:value-type="string">
            <text:p>Eukaryota;Gracilipodida;Gracilipodida;Gracilipodida;Gracilipodida;Filamoe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511</text:p>
          </table:table-cell>
          <table:table-cell office:value-type="string" calcext:value-type="string">
            <text:p>Eukaryota;Gracilipodida;Gracilipodida;Gracilipodida;Gracilipodida;Flamella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12</text:p>
          </table:table-cell>
          <table:table-cell office:value-type="string" calcext:value-type="string">
            <text:p>Eukaryota;Gracilipodida;Gracilipodida;Gracilipodida;Gracilipodida;Gracilipodi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513</text:p>
          </table:table-cell>
          <table:table-cell office:value-type="string" calcext:value-type="string">
            <text:p>Eukaryota;Gracilipodida;Gracilipodida;Gracilipodida;Gracilipodida;Gracilipod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14</text:p>
          </table:table-cell>
          <table:table-cell office:value-type="string" calcext:value-type="string">
            <text:p>Eukaryota;Gracilipodida;Gracilipodida;Gracilipodida;Gracilipodida;Telaepolell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515</text:p>
          </table:table-cell>
          <table:table-cell office:value-type="string" calcext:value-type="string">
            <text:p>Eukaryota;Gracilipodida;LEMD267;LEMD267;LEMD267;LEMD2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18</text:p>
          </table:table-cell>
          <table:table-cell office:value-type="string" calcext:value-type="string">
            <text:p>Eukaryota;Gracilipodida;LEMD267;LEMD267;LEMD267;LEMD26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22</text:p>
          </table:table-cell>
          <table:table-cell office:value-type="string" calcext:value-type="string">
            <text:p>Eukaryota;Gracilipodida;LEMD267;LEMD267;LEMD267;LEMD2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24</text:p>
          </table:table-cell>
          <table:table-cell office:value-type="string" calcext:value-type="string">
            <text:p>Eukaryota;Gracilipodida;LEMD267;LEMD267;LEMD267;LEMD2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525</text:p>
          </table:table-cell>
          <table:table-cell office:value-type="string" calcext:value-type="string">
            <text:p>Eukaryota;Heterolobosea;Tetramitia;Tetramitia;Tetramitia;Vahlkampfi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526</text:p>
          </table:table-cell>
          <table:table-cell office:value-type="string" calcext:value-type="string">
            <text:p>Eukaryota;Holozoa;;;;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527</text:p>
          </table:table-cell>
          <table:table-cell office:value-type="string" calcext:value-type="string">
            <text:p>Eukaryota;Holozoa;Choanoflagellida;;;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28</text:p>
          </table:table-cell>
          <table:table-cell office:value-type="string" calcext:value-type="string">
            <text:p>Eukaryota;Holozoa;Choanoflagellida;;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29</text:p>
          </table:table-cell>
          <table:table-cell office:value-type="string" calcext:value-type="string">
            <text:p>Eukaryota;Holozoa;Choanoflagellida;;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0</text:p>
          </table:table-cell>
          <table:table-cell office:value-type="string" calcext:value-type="string">
            <text:p>Eukaryota;Holozoa;Choanoflagellida;Codonosigidae;Codonosigidae;Sphaeroec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1</text:p>
          </table:table-cell>
          <table:table-cell office:value-type="string" calcext:value-type="string">
            <text:p>Eukaryota;Holozoa;Choanoflagellida;Codonosigidae;Codonosigidae;Sphaeroec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3</text:p>
          </table:table-cell>
          <table:table-cell office:value-type="string" calcext:value-type="string">
            <text:p>Eukaryota;Holozoa;Choanoflagellida;Craspedida;Salpingoecidae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534</text:p>
          </table:table-cell>
          <table:table-cell office:value-type="string" calcext:value-type="string">
            <text:p>Eukaryota;Holozoa;Ichthyosporea;Pseudoperkinsidae;Pseudoperkinsidae;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5</text:p>
          </table:table-cell>
          <table:table-cell office:value-type="string" calcext:value-type="string">
            <text:p>Eukaryota;Hyphochytriomycetes;Hyphochytriomycetes;Hyphochytriales;Hyphochytriales;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6</text:p>
          </table:table-cell>
          <table:table-cell office:value-type="string" calcext:value-type="string">
            <text:p>Eukaryota;Incertae_Sedis;Incertae_Sedis;Incertae_Sedis;Incertae_Sedis;Arboramoeb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7</text:p>
          </table:table-cell>
          <table:table-cell office:value-type="string" calcext:value-type="string">
            <text:p>Eukaryota;Incertae_Sedis;Incertae_Sedis;Incertae_Sedis;Incertae_Sedis;Arboramoeb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8</text:p>
          </table:table-cell>
          <table:table-cell office:value-type="string" calcext:value-type="string">
            <text:p>Eukaryota;Incertae_Sedis;Incertae_Sedis;Incertae_Sedis;Incertae_Sedis;Arboramoeba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39</text:p>
          </table:table-cell>
          <table:table-cell office:value-type="string" calcext:value-type="string">
            <text:p>Eukaryota;Incertae_Sedis;Incertae_Sedis;Incertae_Sedis;Incertae_Sedis;Incertae_Sedi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40</text:p>
          </table:table-cell>
          <table:table-cell office:value-type="string" calcext:value-type="string">
            <text:p>Eukaryota;Incertae_Sedis;Incertae_Sedis;Incertae_Sedis;Incertae_Sedis;Incertae_Sed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41</text:p>
          </table:table-cell>
          <table:table-cell office:value-type="string" calcext:value-type="string">
            <text:p>Eukaryota;Incertae_Sedis;Incertae_Sedis;Incertae_Sedis;Incertae_Sedis;Ischnamoeb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542</text:p>
          </table:table-cell>
          <table:table-cell office:value-type="string" calcext:value-type="string">
            <text:p>Eukaryota;Incertae_Sedis;Incertae_Sedis;Incertae_Sedis;Incertae_Sedis;Ischnamoeb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543</text:p>
          </table:table-cell>
          <table:table-cell office:value-type="string" calcext:value-type="string">
            <text:p>Eukaryota;Incertae_Sedis;Incertae_Sedis;Incertae_Sedis;Incertae_Sedis;Ischnamoeb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544</text:p>
          </table:table-cell>
          <table:table-cell office:value-type="string" calcext:value-type="string">
            <text:p>Eukaryota;Incertae_Sedis;Incertae_Sedis;Incertae_Sedis;Incertae_Sedis;Telone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545</text:p>
          </table:table-cell>
          <table:table-cell office:value-type="string" calcext:value-type="string">
            <text:p>Eukaryota;Labyrinthulomycetes;Labyrinthulomycetes;Labyrinthulomycetes;Amphitraemidae;Amphitraemida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46</text:p>
          </table:table-cell>
          <table:table-cell office:value-type="string" calcext:value-type="string">
            <text:p>Eukaryota;Labyrinthulomycetes;Labyrinthulomycetes;Labyrinthulomycetes;Amphitraemidae;Amphitraemidae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47</text:p>
          </table:table-cell>
          <table:table-cell office:value-type="string" calcext:value-type="string">
            <text:p>Eukaryota;Labyrinthulomycetes;Labyrinthulomycetes;Labyrinthulomycetes;Thraustochytriaceae;Aplanochytrium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48</text:p>
          </table:table-cell>
          <table:table-cell office:value-type="string" calcext:value-type="string">
            <text:p>Eukaryota;LKM15;LKM15;LKM15;LKM15;LKM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549</text:p>
          </table:table-cell>
          <table:table-cell office:value-type="string" calcext:value-type="string">
            <text:p>Eukaryota;LKM15;LKM15;LKM15;LKM15;LKM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0</text:p>
          </table:table-cell>
          <table:table-cell office:value-type="string" calcext:value-type="string">
            <text:p>Eukaryota;LKM15;LKM15;LKM15;LKM15;LKM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2</text:p>
          </table:table-cell>
          <table:table-cell office:value-type="string" calcext:value-type="string">
            <text:p>Eukaryota;LKM15;LKM15;LKM15;LKM15;LKM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3</text:p>
          </table:table-cell>
          <table:table-cell office:value-type="string" calcext:value-type="string">
            <text:p>Eukaryota;MAST-12;;;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4</text:p>
          </table:table-cell>
          <table:table-cell office:value-type="string" calcext:value-type="string">
            <text:p>Eukaryota;MAST-12;MAST-12C;MAST-12C;MAST-12C;MAST-12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5</text:p>
          </table:table-cell>
          <table:table-cell office:value-type="string" calcext:value-type="string">
            <text:p>Eukaryota;MAST-12;MAST-12C;MAST-12C;MAST-12C;MAST-12C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6</text:p>
          </table:table-cell>
          <table:table-cell office:value-type="string" calcext:value-type="string">
            <text:p>Eukaryota;Mucoromycota;Glomeromycetes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557</text:p>
          </table:table-cell>
          <table:table-cell office:value-type="string" calcext:value-type="string">
            <text:p>Eukaryota;Mucoromycota;Glomeromycetes;Glomerales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 558</text:p>
          </table:table-cell>
          <table:table-cell office:value-type="string" calcext:value-type="string">
            <text:p>Eukaryota;Mucoromycota;Incertae_Sedis;;;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59</text:p>
          </table:table-cell>
          <table:table-cell office:value-type="string" calcext:value-type="string">
            <text:p>Eukaryota;Mucoromycota;Incertae_Sedis;;;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 560</text:p>
          </table:table-cell>
          <table:table-cell office:value-type="string" calcext:value-type="string">
            <text:p>Eukaryota;Mucoromycota;Incertae_Sedis;Endogonales;Endogonaceae;Endogone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62</text:p>
          </table:table-cell>
          <table:table-cell office:value-type="string" calcext:value-type="string">
            <text:p>Eukaryota;Mucoromycota;Incertae_Sedis;Endogonales;Endogonaceae;Endogo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63</text:p>
          </table:table-cell>
          <table:table-cell office:value-type="string" calcext:value-type="string">
            <text:p>Eukaryota;Mucoromycota;Incertae_Sedis;Endogonales;Endogonaceae;uncultur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65</text:p>
          </table:table-cell>
          <table:table-cell office:value-type="string" calcext:value-type="string">
            <text:p>Eukaryota;Mucoromycota;Incertae_Sedis;Mortierellales;Mortierellaceae;Mortierell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66</text:p>
          </table:table-cell>
          <table:table-cell office:value-type="string" calcext:value-type="string">
            <text:p>Eukaryota;Mucoromycota;Incertae_Sedis;Mortierellales;Mortierellaceae;Mortierella</text:p>
          </table:table-cell>
          <table:table-cell office:value-type="float" office:value="2064" calcext:value-type="float">
            <text:p>2064</text:p>
          </table:table-cell>
          <table:table-cell office:value-type="float" office:value="5380" calcext:value-type="float">
            <text:p>5380</text:p>
          </table:table-cell>
          <table:table-cell office:value-type="float" office:value="3097" calcext:value-type="float">
            <text:p>3097</text:p>
          </table:table-cell>
        </table:table-row>
        <table:table-row table:style-name="ro1">
          <table:table-cell office:value-type="string" calcext:value-type="string">
            <text:p>e 569</text:p>
          </table:table-cell>
          <table:table-cell office:value-type="string" calcext:value-type="string">
            <text:p>Eukaryota;Mucoromycota;Incertae_Sedis;Mucorales;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0</text:p>
          </table:table-cell>
          <table:table-cell office:value-type="string" calcext:value-type="string">
            <text:p>Eukaryota;Mucoromycota;Incertae_Sedis;Mucorales;Cunninghamellaceae;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1</text:p>
          </table:table-cell>
          <table:table-cell office:value-type="string" calcext:value-type="string">
            <text:p>Eukaryota;Mucoromycota;Incertae_Sedis;Mucorales;Cunninghamellaceae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2</text:p>
          </table:table-cell>
          <table:table-cell office:value-type="string" calcext:value-type="string">
            <text:p>Eukaryota;Mucoromycota;Incertae_Sedis;Mucorales;Cunninghamellaceae;Absidia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3</text:p>
          </table:table-cell>
          <table:table-cell office:value-type="string" calcext:value-type="string">
            <text:p>Eukaryota;Mucoromycota;Incertae_Sedis;Mucorales;Cunninghamellaceae;Absidi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4</text:p>
          </table:table-cell>
          <table:table-cell office:value-type="string" calcext:value-type="string">
            <text:p>Eukaryota;Mucoromycota;Incertae_Sedis;Mucorales;Mucoraceae;Mucor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575</text:p>
          </table:table-cell>
          <table:table-cell office:value-type="string" calcext:value-type="string">
            <text:p>Eukaryota;Mucoromycota;Incertae_Sedis;Mucorales;Rhizopodaceae;Rhizop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576</text:p>
          </table:table-cell>
          <table:table-cell office:value-type="string" calcext:value-type="string">
            <text:p>Eukaryota;Mucoromycota;Incertae_Sedis;Mucorales;Syncephalastraceae;Syncephalas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577</text:p>
          </table:table-cell>
          <table:table-cell office:value-type="string" calcext:value-type="string">
            <text:p>Eukaryota;Mucoromycota;Incertae_Sedis;Umbelopsidales;Umbelopsidaceae;Umbelopsi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78</text:p>
          </table:table-cell>
          <table:table-cell office:value-type="string" calcext:value-type="string">
            <text:p>Eukaryota;Myxogastria;Myxogastria;Myxogastria;Myxogastria;Didymiu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0</text:p>
          </table:table-cell>
          <table:table-cell office:value-type="string" calcext:value-type="string">
            <text:p>Eukaryota;Myxogastria;Myxogastria;Myxogastria;Myxogastria;Didymiu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1</text:p>
          </table:table-cell>
          <table:table-cell office:value-type="string" calcext:value-type="string">
            <text:p>Eukaryota;Nematozoa;Chromadorea;Araeolaimida;Araeolaimida;Araeolaimida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2</text:p>
          </table:table-cell>
          <table:table-cell office:value-type="string" calcext:value-type="string">
            <text:p>Eukaryota;Nematozoa;Chromadorea;Araeolaimida;Araeolaimida;Araeolaimida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e 583</text:p>
          </table:table-cell>
          <table:table-cell office:value-type="string" calcext:value-type="string">
            <text:p>Eukaryota;Nematozoa;Chromadorea;Ascaridida;Ascaridida;Ascaridid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4</text:p>
          </table:table-cell>
          <table:table-cell office:value-type="string" calcext:value-type="string">
            <text:p>Eukaryota;Nematozoa;Chromadorea;Monhysterida;Monhysterida;Monhysterida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5</text:p>
          </table:table-cell>
          <table:table-cell office:value-type="string" calcext:value-type="string">
            <text:p>Eukaryota;Nematozoa;Chromadorea;Monhysterida;Monhysterida;Monhysterida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586</text:p>
          </table:table-cell>
          <table:table-cell office:value-type="string" calcext:value-type="string">
            <text:p>Eukaryota;Nematozoa;Chromadorea;Monhysterida;Monhysterida;Monhysterida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7</text:p>
          </table:table-cell>
          <table:table-cell office:value-type="string" calcext:value-type="string">
            <text:p>Eukaryota;Nematozoa;Enoplea;Dorylaimia;;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88</text:p>
          </table:table-cell>
          <table:table-cell office:value-type="string" calcext:value-type="string">
            <text:p>Eukaryota;Nematozoa;Enoplea;Dorylaimia;Dorylaimida;Dorylaimida</text:p>
          </table:table-cell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e 589</text:p>
          </table:table-cell>
          <table:table-cell office:value-type="string" calcext:value-type="string">
            <text:p>Eukaryota;Nematozoa;Enoplea;Dorylaimia;Dorylaimida;Dorylaim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 590</text:p>
          </table:table-cell>
          <table:table-cell office:value-type="string" calcext:value-type="string">
            <text:p>Eukaryota;Nematozoa;Enoplea;Dorylaimia;Mononchida;Mononchid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91</text:p>
          </table:table-cell>
          <table:table-cell office:value-type="string" calcext:value-type="string">
            <text:p>Eukaryota;Nematozoa;Enoplea;Enoplida;Enoplida;Enoplida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92</text:p>
          </table:table-cell>
          <table:table-cell office:value-type="string" calcext:value-type="string">
            <text:p>Eukaryota;Nematozoa;Enoplea;Triplonchida;Triplonchida;Triplonchid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93</text:p>
          </table:table-cell>
          <table:table-cell office:value-type="string" calcext:value-type="string">
            <text:p>Eukaryota;Nematozoa;Enoplea;Triplonchida;Triplonchida;Triplonchid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 594</text:p>
          </table:table-cell>
          <table:table-cell office:value-type="string" calcext:value-type="string">
            <text:p>Eukaryota;Nematozoa;Enoplea;Triplonchida;Triplonchida;Triplonchida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e 595</text:p>
          </table:table-cell>
          <table:table-cell office:value-type="string" calcext:value-type="string">
            <text:p>Eukaryota;Nematozoa;Enoplea;Triplonchida;Triplonchida;Triplonchid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96</text:p>
          </table:table-cell>
          <table:table-cell office:value-type="string" calcext:value-type="string">
            <text:p>Eukaryota;Ochrophyta;Chrysophyceae;;;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 597</text:p>
          </table:table-cell>
          <table:table-cell office:value-type="string" calcext:value-type="string">
            <text:p>Eukaryota;Ochrophyta;Chrysophyceae;;;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599</text:p>
          </table:table-cell>
          <table:table-cell office:value-type="string" calcext:value-type="string">
            <text:p>Eukaryota;Ochrophyta;Chrysophyceae;;;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600</text:p>
          </table:table-cell>
          <table:table-cell office:value-type="string" calcext:value-type="string">
            <text:p>Eukaryota;Ochrophyta;Chrysophyceae;;;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01</text:p>
          </table:table-cell>
          <table:table-cell office:value-type="string" calcext:value-type="string">
            <text:p>Eukaryota;Ochrophyta;Chrysophyceae;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04</text:p>
          </table:table-cell>
          <table:table-cell office:value-type="string" calcext:value-type="string">
            <text:p>Eukaryota;Ochrophyta;Chrysophyceae;Chromulinales;Chromulinales;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05</text:p>
          </table:table-cell>
          <table:table-cell office:value-type="string" calcext:value-type="string">
            <text:p>Eukaryota;Ochrophyta;Chrysophyceae;Chromulinales;Chromulinales;Spumella</text:p>
          </table:table-cell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 606</text:p>
          </table:table-cell>
          <table:table-cell office:value-type="string" calcext:value-type="string">
            <text:p>Eukaryota;Ochrophyta;Chrysophyceae;Chrysophyceae;Chrysophyceae;Chrysophycea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07</text:p>
          </table:table-cell>
          <table:table-cell office:value-type="string" calcext:value-type="string">
            <text:p>Eukaryota;Ochrophyta;Chrysophyceae;Chrysophyceae;Chrysophyceae;Chrysophycea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 608</text:p>
          </table:table-cell>
          <table:table-cell office:value-type="string" calcext:value-type="string">
            <text:p>Eukaryota;Ochrophyta;Chrysophyceae;Ochromonadales;Ochromonadales;Ochromo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609</text:p>
          </table:table-cell>
          <table:table-cell office:value-type="string" calcext:value-type="string">
            <text:p>Eukaryota;Ochrophyta;Chrysophyceae;Ochromonadales;Ochromonadales;Ochromon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10</text:p>
          </table:table-cell>
          <table:table-cell office:value-type="string" calcext:value-type="string">
            <text:p>Eukaryota;Ochrophyta;Chrysophyceae;Ochromonadales;Ochromonadales;Ochromona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611</text:p>
          </table:table-cell>
          <table:table-cell office:value-type="string" calcext:value-type="string">
            <text:p>Eukaryota;Ochrophyta;Chrysophyceae;uncultured;uncultured;uncultured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e 612</text:p>
          </table:table-cell>
          <table:table-cell office:value-type="string" calcext:value-type="string">
            <text:p>Eukaryota;Peronosporomycetes;Peronosporomycetes;Peronosporomycetes;Peronosporomycetes;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13</text:p>
          </table:table-cell>
          <table:table-cell office:value-type="string" calcext:value-type="string">
            <text:p>Eukaryota;Peronosporomycetes;Peronosporomycetes;Peronosporomycetes;Peronosporomycetes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16</text:p>
          </table:table-cell>
          <table:table-cell office:value-type="string" calcext:value-type="string">
            <text:p>Eukaryota;Peronosporomycetes;Peronosporomycetes;Peronosporomycetes;Peronosporomycetes;Peronosporomycet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17</text:p>
          </table:table-cell>
          <table:table-cell office:value-type="string" calcext:value-type="string">
            <text:p>Eukaryota;Peronosporomycetes;Peronosporomycetes;Peronosporomycetes;Peronosporomycetes;Pythium</text:p>
          </table:table-cell>
          <table:table-cell office:value-type="float" office:value="68" calcext:value-type="float">
            <text:p>68</text:p>
          </table:table-cell>
          <table:table-cell office:value-type="float" office:value="429" calcext:value-type="float">
            <text:p>42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e 618</text:p>
          </table:table-cell>
          <table:table-cell office:value-type="string" calcext:value-type="string">
            <text:p>Eukaryota;Peronosporomycetes;Peronosporomycetes;Peronosporomycetes;Peronosporomycetes;Pythium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19</text:p>
          </table:table-cell>
          <table:table-cell office:value-type="string" calcext:value-type="string">
            <text:p>Eukaryota;Phragmoplastophyta;Embryophyta;Bryophyta;Bryophyta;Bryophyt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620</text:p>
          </table:table-cell>
          <table:table-cell office:value-type="string" calcext:value-type="string">
            <text:p>Eukaryota;Phragmoplastophyta;Embryophyta;Magnoliophyta;Magnoliophyta;Magnoliophyta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1</text:p>
          </table:table-cell>
          <table:table-cell office:value-type="string" calcext:value-type="string">
            <text:p>Eukaryota;Phragmoplastophyta;Embryophyta;Magnoliophyta;Magnoliophyta;Magnoliophyta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2</text:p>
          </table:table-cell>
          <table:table-cell office:value-type="string" calcext:value-type="string">
            <text:p>Eukaryota;Platyhelminthes;Rhabditophora;Rhabdocoela;Neodalyellida;Neodalyellida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3</text:p>
          </table:table-cell>
          <table:table-cell office:value-type="string" calcext:value-type="string">
            <text:p>Eukaryota;Protalveolata;Perkinsidae;A31;A31;A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4</text:p>
          </table:table-cell>
          <table:table-cell office:value-type="string" calcext:value-type="string">
            <text:p>Eukaryota;Protalveolata;Perkinsidae;A31;A31;A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5</text:p>
          </table:table-cell>
          <table:table-cell office:value-type="string" calcext:value-type="string">
            <text:p>Eukaryota;Protosteliida;Protosteliida;Protosteliida;Protosteliida;Protostelii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 627</text:p>
          </table:table-cell>
          <table:table-cell office:value-type="string" calcext:value-type="string">
            <text:p>Eukaryota;Protosteliida;Protosteliida;Protosteliida;Protosteliida;Protosteliid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8</text:p>
          </table:table-cell>
          <table:table-cell office:value-type="string" calcext:value-type="string">
            <text:p>Eukaryota;Rotifera;Monogononta;Ploimida;Ploimida;Ploimida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29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0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631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2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3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4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5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6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7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8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39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640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42</text:p>
          </table:table-cell>
          <table:table-cell office:value-type="string" calcext:value-type="string">
            <text:p>Eukaryota;SAR;Labyrinthulomycetes;Labyrinthulomycetes;Labyrinthulomycetes;Sorodiplophr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 644</text:p>
          </table:table-cell>
          <table:table-cell office:value-type="string" calcext:value-type="string">
            <text:p>Eukaryota;Schizoplasmodiida;Schizoplasmodiida;Schizoplasmodiida;Schizoplasmodiida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45</text:p>
          </table:table-cell>
          <table:table-cell office:value-type="string" calcext:value-type="string">
            <text:p>Eukaryota;Schizoplasmodiida;Schizoplasmodiida;Schizoplasmodiida;Schizoplasmodiida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47</text:p>
          </table:table-cell>
          <table:table-cell office:value-type="string" calcext:value-type="string">
            <text:p>Eukaryota;Schizoplasmodiida;Schizoplasmodiida;Schizoplasmodiida;Schizoplasmodiida;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48</text:p>
          </table:table-cell>
          <table:table-cell office:value-type="string" calcext:value-type="string">
            <text:p>Eukaryota;Schizoplasmodiida;Schizoplasmodiida;Schizoplasmodiida;Schizoplasmodiida;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49</text:p>
          </table:table-cell>
          <table:table-cell office:value-type="string" calcext:value-type="string">
            <text:p>Eukaryota;Schizoplasmodiida;Schizoplasmodiida;Schizoplasmodiida;Schizoplasmodiida;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0</text:p>
          </table:table-cell>
          <table:table-cell office:value-type="string" calcext:value-type="string">
            <text:p>Eukaryota;Schizoplasmodiida;Schizoplasmodiida;Schizoplasmodiida;Schizoplasmodiida;Phalanster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1</text:p>
          </table:table-cell>
          <table:table-cell office:value-type="string" calcext:value-type="string">
            <text:p>Eukaryota;Schizoplasmodiida;Schizoplasmodiida;Schizoplasmodiida;Schizoplasmodiida;Phalansteriu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2</text:p>
          </table:table-cell>
          <table:table-cell office:value-type="string" calcext:value-type="string">
            <text:p>Eukaryota;Schizoplasmodiida;Schizoplasmodiida;Schizoplasmodiida;Schizoplasmodiida;Phalansteriu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3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4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5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6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7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8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59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60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61</text:p>
          </table:table-cell>
          <table:table-cell office:value-type="string" calcext:value-type="string">
            <text:p>Eukaryota;Schizoplasmodiida;Schizoplasmodiida;Schizoplasmodiida;Schizoplasmodiida;Schizoplasmodi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 663</text:p>
          </table:table-cell>
          <table:table-cell office:value-type="string" calcext:value-type="string">
            <text:p>Eukaryota;Tardigrada;Eutardigrada;Parachela;Parachela;Parach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 664</text:p>
          </table:table-cell>
          <table:table-cell office:value-type="string" calcext:value-type="string">
            <text:p>Eukaryota;Tunicata;Ascidiacea;Enterogona;Enterogona;Enterogo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 665</text:p>
          </table:table-cell>
          <table:table-cell office:value-type="string" calcext:value-type="string">
            <text:p>Eukaryota;Vertebrata;;;;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66</text:p>
          </table:table-cell>
          <table:table-cell office:value-type="string" calcext:value-type="string">
            <text:p>Eukaryota;Vertebrata;Mammalia;Mammalia;Mammalia;Mammal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 667</text:p>
          </table:table-cell>
          <table:table-cell office:value-type="string" calcext:value-type="string">
            <text:p>Eukaryota;Zoopagomycota;;;;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668</text:p>
          </table:table-cell>
          <table:table-cell office:value-type="string" calcext:value-type="string">
            <text:p>Eukaryota;Zoopagomycota;;;;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69</text:p>
          </table:table-cell>
          <table:table-cell office:value-type="string" calcext:value-type="string">
            <text:p>Eukaryota;Zoopagomycota;Entomophthoromycetes;Entomophthorales;Ancylistaceae;Conidiobol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 671</text:p>
          </table:table-cell>
          <table:table-cell office:value-type="string" calcext:value-type="string">
            <text:p>Eukaryota;Zoopagomycota;Incertae_Sedis;Kickxellales;Kickxellaceae;Ramicandelab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72</text:p>
          </table:table-cell>
          <table:table-cell office:value-type="string" calcext:value-type="string">
            <text:p>Eukaryota;Zoopagomycota;Incertae_Sedis;Zoopagales;;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73</text:p>
          </table:table-cell>
          <table:table-cell office:value-type="string" calcext:value-type="string">
            <text:p>Eukaryota;Zoopagomycota;Incertae_Sedis;Zoopagales;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74</text:p>
          </table:table-cell>
          <table:table-cell office:value-type="string" calcext:value-type="string">
            <text:p>Eukaryota;Zoopagomycota;Incertae_Sedis;Zoopagales;Zoopagales;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675</text:p>
          </table:table-cell>
          <table:table-cell office:value-type="string" calcext:value-type="string">
            <text:p>Eukaryota;Zoopagomycota;Incertae_Sedis;Zoopagales;Zoopagales;Zoopagales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 676</text:p>
          </table:table-cell>
          <table:table-cell office:value-type="string" calcext:value-type="string">
            <text:p>Eukaryota;Zoopagomycota;Incertae_Sedis;Zoopagales;Zoopagales;Zoopagal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3T17:02:32.314218124</dc:date>
    <dc:creator>tony</dc:creator>
    <meta:editing-duration>PT2M5S</meta:editing-duration>
    <meta:editing-cycles>1</meta:editing-cycles>
    <meta:document-statistic meta:table-count="1" meta:cell-count="2969" meta:object-count="0"/>
    <meta:generator>LibreOffice/7.5.3.2$MacOSX_AARCH64 LibreOffice_project/9f56dff12ba03b9acd7730a5a481eea045e468f3</meta:generator>
  </office:meta>
</office:document-meta>
</file>